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justify"/>
    </style:style>
  </office:automatic-styles>
  <office:body>
    <office:text>
      <text:p text:style-name="P1"><text:span text:style-name="T1"/></text:p>
      <text:p text:style-name="P1"><text:span text:style-name="T2">REQUISITOS :</text:span></text:p>
      <text:p text:style-name="P1"><text:span text:style-name="T2"><text:tab/></text:span></text:p>
      <text:p text:style-name="P1"><text:span text:style-name="T2">Descrição do problema :</text:span></text:p>
      <text:p text:style-name="P1"><text:span text:style-name="T3"/></text:p>
      <text:p text:style-name="P1"><text:span text:style-name="T4"><text:tab/>Uma equipadora de carro precisa de um sistema para gerenciar todas as suas atividades sendo que a mesma possui tal sistema. Porém, após passar por uma grande reforma, equipadora decidiu trabalhar também com a venda de peças de moto, além de disponibilizar serviços de montagem e instalação das peças e acessórios. </text:span></text:p>
      <text:p text:style-name="P1"><text:span text:style-name="T4"><text:tab/>Com isso, a equipadora precisar ter seu banco de dados refeito afim de ter um melhor controle sobre entradas e saídas. O sistema foi solicitado afim de trazer melhorias no atendimento, buscando trazer maior confiabilidade e consistência nas informações guardadas.</text:span></text:p>
      <text:p text:style-name="P1"><text:span text:style-name="T5"/></text:p>
      <text:p text:style-name="P1"><text:span text:style-name="T6">Descrição do domínio de aplicação:</text:span></text:p>
      <text:p text:style-name="P1"><text:span text:style-name="T6"><text:tab/></text:span></text:p>
      <text:p text:style-name="P1"><text:span text:style-name="T6"><text:tab/>Todos os clientes que desejarem ter um cadastro no sistema terão direito a um desconto de 10% nas compras a partir de 200 reais. Para o cadastro é necessário guardar informações como: nome, CPF, RG, telefone(s), endereço, e-mail e data de nascimento. <text:tab/>Os funcionários também devem estar cadastrados no sistema com informações como: nome, CPF, RG, telefone(s), endereço, salario, data de nascimento, e-mail, cargo.</text:span></text:p>
      <text:p text:style-name="P1"><text:span text:style-name="T6"><text:tab/>A<text:s/></text:span><text:span text:style-name="T7">equipadora tem um grande estoque de peças e acessórios. O funcionário é responsável por gerenciar/controlar o estoque.<text:s/></text:span><text:span text:style-name="T8">A peças/acessórios precisam detalhes como nome do produto, valor, código, garantia, quantidade de peça disponivel, fabricante e especificações (nome do veículo, modelo, ano/ano) dos automovéis que a peça pode ser instalada corretamente.</text:span></text:p>
      <text:p text:style-name="P1"><text:span text:style-name="T8"><text:tab/>Todas as peças compradas na equipadora podem ser instaladas na oficina sem o custo adicional da mão de obra, ou o cliente pode agendar um horário para fazer a troca. Para isso, o cliente precisa informar qual(is) peça(s) será(ão) trocada(s), marcar a data e horário desejado. O funcionário precisa verificar se há disponibilidade de horário nas condições desejadas pelo cliente.</text:span></text:p>
      <text:p text:style-name="P1"><text:span text:style-name="T8"><text:tab/>Na oficina da equipadora também conta com serviço de manutenção onde qualquer pessoa pode agendar para fazer a manutenção do seu automóvel.</text:span></text:p>
      <text:p text:style-name="P1"><text:span text:style-name="T8"><text:tab/></text:span></text:p>
      <text:p text:style-name="P1"><text:span text:style-name="T9"/></text:p>
      <text:p text:style-name="P1"><text:span text:style-name="T10"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